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pump rat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/min</text:p>
          </table:table-cell>
          <table:table-cell/>
          <table:table-cell office:value-type="string" calcext:value-type="string">
            <text:p>rat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m/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umn radi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umn cross</text:p>
          </table:table-cell>
          <table:table-cell table:formula="of:=PI()*[.C5]*[.C5]" office:value-type="float" office:value="0.125663706143592" calcext:value-type="float">
            <text:p>0.125663706143592</text:p>
          </table:table-cell>
          <table:table-cell office:value-type="string" calcext:value-type="string">
            <text:p>m2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pump_rate_m</text:p>
          </table:table-cell>
          <table:table-cell table:formula="of:=[.C4]*60" office:value-type="float" office:value="90" calcext:value-type="float">
            <text:p>90</text:p>
          </table:table-cell>
          <table:table-cell office:value-type="string" calcext:value-type="string">
            <text:p>l/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flow_rate</text:p>
          </table:table-cell>
          <table:table-cell table:formula="of:=[.G4]/100 * [.C6]*100" office:value-type="float" office:value="0.0251327412287183" calcext:value-type="float">
            <text:p>0.0251327412287183</text:p>
          </table:table-cell>
          <table:table-cell office:value-type="string" calcext:value-type="string">
            <text:p>l/h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formula="of:=[.C10]/[.C9]" office:value-type="float" office:value="0.000279252680319093" calcext:value-type="float">
            <text:p>0.000279252680319093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 table:formula="of:=[.C12]*[.G5]" office:value-type="float" office:value="0.000558505360638185" calcext:value-type="float">
            <text:p>0.000558505360638185</text:p>
          </table:table-cell>
          <table:table-cell office:value-type="string" calcext:value-type="string">
            <text:p>h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6]*3600" office:value-type="float" office:value="2.01061929829747" calcext:value-type="float">
            <text:p>2.01061929829747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formula="of:=[.C4]*60" office:value-type="float" office:value="90" calcext:value-type="float">
            <text:p>90</text:p>
          </table:table-cell>
          <table:table-cell/>
          <table:table-cell table:formula="of:=[.G4]/[.G17]" office:value-type="float" office:value="0.00222222222222222" calcext:value-type="float">
            <text:p>0.00222222222222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4:57:48.018325587</meta:creation-date>
    <dc:date>2024-08-07T14:05:00.731285960</dc:date>
    <meta:editing-duration>PT1H52S</meta:editing-duration>
    <meta:editing-cycles>4</meta:editing-cycles>
    <meta:generator>LibreOffice/7.3.7.2$Linux_X86_64 LibreOffice_project/30$Build-2</meta:generator>
    <meta:document-statistic meta:table-count="1" meta:cell-count="30" meta:object-count="0"/>
  </office:meta>
</office:document-meta>
</file>